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1. Pan</text:span><text:span text:style-name="T1"><text:line-break/></text:span><text:span text:style-name="T1">kiedyś stanął nad brzegiem,</text:span><text:span text:style-name="T1"><text:line-break/></text:span><text:span text:style-name="T1">Szukał ludzi</text:span><text:span text:style-name="T1"><text:line-break/></text:span><text:span text:style-name="T1">gotowych pójść za Nim;</text:span><text:span text:style-name="T1"><text:line-break/></text:span><text:span text:style-name="T1">By łowić serca</text:span><text:span text:style-name="T1"><text:line-break/></text:span><text:span text:style-name="T1">Słów Bożych prawd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text:span text:style-name="T1"><text:line-break/></text:span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2. Jestem</text:span><text:span text:style-name="T1"><text:line-break/></text:span><text:span text:style-name="T1">ubogim człowiekiem,</text:span><text:span text:style-name="T1"><text:line-break/></text:span><text:span text:style-name="T1">Moim skarbem</text:span><text:span text:style-name="T1"><text:line-break/></text:span><text:span text:style-name="T1">są ręce gotowe</text:span><text:span text:style-name="T1"><text:line-break/></text:span><text:span text:style-name="T1">Do pracy z Tobą</text:span><text:span text:style-name="T1"><text:line-break/></text:span><text:span text:style-name="T1">I czyste ser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text:span text:style-name="T1"><text:line-break/></text:span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3. Ty,</text:span><text:span text:style-name="T1"><text:line-break/></text:span><text:span text:style-name="T1">potrzebujesz mych dłoni,</text:span><text:span text:style-name="T1"><text:line-break/></text:span><text:span text:style-name="T1">Mego serca</text:span><text:span text:style-name="T1"><text:line-break/></text:span><text:span text:style-name="T1">młodego zapałem</text:span><text:span text:style-name="T1"><text:line-break/></text:span><text:span text:style-name="T1">Mych kropli potu</text:span><text:span text:style-name="T1"><text:line-break/></text:span><text:span text:style-name="T1">I samotn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text:span text:style-name="T1"><text:line-break/></text:span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4. Dziś</text:span><text:span text:style-name="T1"><text:line-break/></text:span><text:span text:style-name="T1">wypłyniemy już razem</text:span><text:span text:style-name="T1"><text:line-break/></text:span><text:span text:style-name="T1">Łowić serca</text:span><text:span text:style-name="T1"><text:line-break/></text:span><text:span text:style-name="T1">na morzach dusz ludzkich </text:span><text:span text:style-name="T1"><text:line-break/></text:span><text:span text:style-name="T1">Twej prawdy siecią</text:span><text:span text:style-name="T1"><text:line-break/></text:span><text:span text:style-name="T1">I Słowem Życ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text:span text:style-name="T1"><text:line-break/></text:span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7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7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9-05-29T21:16:39</meta:creation-date>
    <dc:date>2009-05-29T21:19:39</dc:date>
    <dc:language>pl-PL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